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dfd6b" officeooo:paragraph-rsid="000dfd6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</text:p>
      <text:p text:style-name="P1"><text:s text:c="4"/>a.<text:tab/> <text:s text:c="11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4T12:22:16.679139586</meta:creation-date>
    <dc:date>2024-10-14T12:54:34.893255139</dc:date>
    <meta:editing-duration>PT17M31S</meta:editing-duration>
    <meta:editing-cycles>1</meta:editing-cycles>
    <meta:document-statistic meta:table-count="0" meta:image-count="0" meta:object-count="0" meta:page-count="1" meta:paragraph-count="2" meta:word-count="2" meta:character-count="21" meta:non-whitespace-character-count="4"/>
    <meta:generator>LibreOffice/7.3.7.2$Linux_X86_64 LibreOffice_project/30$Build-2</meta:generator>
  </office:meta>
</office:document-meta>
</file>